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or Project 4.2, finish the distributed protocol.</text:p>
      <text:p text:style-name="Text_20_body">1. Implement a simulation with at least 100 users.</text:p>
      <text:p text:style-name="Text_20_body">2. Implement a web interface for the simulator you created project 4.1, using phoenix that allows access to the ongoing simulation using a web browser ( You might need to use the matching JavaScript library that allows Phoenix messages to be received in the browser). Create WebSockets using Phoenix channels. if you are creating a chart, you can use Charts.js</text:p>
      <text:p text:style-name="Text_20_body">You need to show all the scenarios that you implemented in 4.1.</text:p>
      <text:p text:style-name="Text_20_body">Bonus (+25%)</text:p>
      <text:p text:style-name="Text_20_body">1. Implement direct messages to other users(5%) and do user authentication using method discussed in class.(18%). (5+18 = 23%)</text:p>
      <text:p text:style-name="Text_20_body">2. Create groups and send group messages. (2%)</text:p>
      <text:p text:style-name="Text_20_body">When you submit the project, make sure you include a README that explains what functionality is implemented, who to run the tests, etc. Also, record a demo of your application and attach it with submiss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0:01:18.652854404</meta:creation-date>
    <dc:date>2019-12-16T20:01:43.784027927</dc:date>
    <meta:editing-duration>PT26S</meta:editing-duration>
    <meta:editing-cycles>1</meta:editing-cycles>
    <meta:document-statistic meta:table-count="0" meta:image-count="0" meta:object-count="0" meta:page-count="1" meta:paragraph-count="8" meta:word-count="152" meta:character-count="912" meta:non-whitespace-character-count="768"/>
    <meta:generator>LibreOffice/5.1.6.2$Linux_X86_64 LibreOffice_project/10m0$Build-2</meta:generator>
  </office:meta>
</office:document-meta>
</file>